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8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5">
            <text:p>15015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15">
            <text:p>110015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5">
            <text:p>125015</text:p>
          </table:table-cell>
          <table:table-cell office:value-type="float" office:value="130015">
            <text:p>130015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5">
            <text:p>145015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5">
            <text:p>170015</text:p>
          </table:table-cell>
          <table:table-cell office:value-type="float" office:value="175000">
            <text:p>175000</text:p>
          </table:table-cell>
          <table:table-cell office:value-type="float" office:value="180015">
            <text:p>180015</text:p>
          </table:table-cell>
          <table:table-cell office:value-type="float" office:value="185015">
            <text:p>185015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5">
            <text:p>225015</text:p>
          </table:table-cell>
          <table:table-cell office:value-type="float" office:value="230000">
            <text:p>230000</text:p>
          </table:table-cell>
          <table:table-cell office:value-type="float" office:value="235015">
            <text:p>235015</text:p>
          </table:table-cell>
          <table:table-cell office:value-type="float" office:value="240000">
            <text:p>240000</text:p>
          </table:table-cell>
          <table:table-cell office:value-type="float" office:value="245015">
            <text:p>245015</text:p>
          </table:table-cell>
          <table:table-cell office:value-type="float" office:value="250015">
            <text:p>250015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15">
            <text:p>290015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314.42808053737">
            <text:p>1314,43</text:p>
          </table:table-cell>
          <table:table-cell office:value-type="float" office:value="1286.80538525232">
            <text:p>1286,81</text:p>
          </table:table-cell>
          <table:table-cell office:value-type="float" office:value="1256.65543647717">
            <text:p>1256,66</text:p>
          </table:table-cell>
          <table:table-cell office:value-type="float" office:value="1218.39806983062">
            <text:p>1218,4</text:p>
          </table:table-cell>
          <table:table-cell table:number-columns-repeated="3" office:value-type="float" office:value="1181.20112898195">
            <text:p>1181,2</text:p>
          </table:table-cell>
          <table:table-cell table:number-columns-repeated="52" office:value-type="float" office:value="1147.00597518077">
            <text:p>1147,0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4" office:value-type="float" office:value="1">
            <text:p>1</text:p>
          </table:table-cell>
          <table:table-cell table:number-columns-repeated="55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57.02035709226">
            <text:p>1157,02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073.87611604918">
            <text:p>1073,88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/>
          <table:table-cell>
            <draw:frame table:end-cell-address="Sheet1.H28" table:end-x="1.003cm" table:end-y="0.321cm" draw:z-index="0" svg:width="20.245cm" svg:height="8.517cm" svg:x="2.936cm" svg:y="0.383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38:35</meta:creation-date>
    <dc:creator>Hugo Meyer</dc:creator>
    <dc:date>2007-12-26T18:39:39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8000001907349pt" style:font-family-asian="'Arial Unicode MS'" style:font-pitch-asian="variable" style:font-size-asian="15.8000001907349pt" style:font-family-complex="Tahoma" style:font-pitch-complex="variable" style:font-size-complex="15.800000190734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30000019073486pt" style:font-family-asian="'Arial Unicode MS'" style:font-pitch-asian="variable" style:font-size-asian="7.30000019073486pt" style:font-family-complex="Tahoma" style:font-pitch-complex="variable" style:font-size-complex="7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pt" style:font-family-asian="'Arial Unicode MS'" style:font-pitch-asian="variable" style:font-size-asian="11pt" style:font-family-complex="Tahoma" style:font-pitch-complex="variable" style:font-size-complex="1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30000019073486pt" style:font-family-asian="'Arial Unicode MS'" style:font-pitch-asian="variable" style:font-size-asian="7.30000019073486pt" style:font-family-complex="Tahoma" style:font-pitch-complex="variable" style:font-size-complex="7.3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0.246cm" svg:height="8.518cm" chart:class="chart:scatter" chart:style-name="ch1">
        <chart:title svg:x="8.086cm" svg:y="0.17cm" chart:style-name="ch2">
          <text:p>Tiempo vs costo</text:p>
        </chart:title>
        <chart:legend chart:legend-position="end" svg:x="18.676cm" svg:y="4.026cm" chart:style-name="ch3"/>
        <chart:plot-area chart:style-name="ch4" table:cell-range-address="Sheet1.$A$1:.$BH$2" chart:data-source-has-labels="column" chart:table-number-list="0" svg:x="0.404cm" svg:y="1.137cm" svg:width="17.465cm" svg:height="7.211cm">
          <chart:axis chart:dimension="x" chart:name="primary-x" chart:style-name="ch5">
            <chart:title svg:x="9.049cm" svg:y="7.904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04cm" svg:y="4.64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5">
                <text:p>15015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5">
                <text:p>65015</text:p>
              </table:table-cell>
              <table:table-cell office:value-type="float" office:value="70015">
                <text:p>70015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15">
                <text:p>110015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15">
                <text:p>125015</text:p>
              </table:table-cell>
              <table:table-cell office:value-type="float" office:value="130015">
                <text:p>130015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15">
                <text:p>145015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15">
                <text:p>170015</text:p>
              </table:table-cell>
              <table:table-cell office:value-type="float" office:value="175000">
                <text:p>175000</text:p>
              </table:table-cell>
              <table:table-cell office:value-type="float" office:value="180015">
                <text:p>180015</text:p>
              </table:table-cell>
              <table:table-cell office:value-type="float" office:value="185015">
                <text:p>185015</text:p>
              </table:table-cell>
              <table:table-cell office:value-type="float" office:value="190000">
                <text:p>190000</text:p>
              </table:table-cell>
              <table:table-cell office:value-type="float" office:value="195015">
                <text:p>195015</text:p>
              </table:table-cell>
              <table:table-cell office:value-type="float" office:value="200015">
                <text:p>200015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15">
                <text:p>225015</text:p>
              </table:table-cell>
              <table:table-cell office:value-type="float" office:value="230000">
                <text:p>230000</text:p>
              </table:table-cell>
              <table:table-cell office:value-type="float" office:value="235015">
                <text:p>235015</text:p>
              </table:table-cell>
              <table:table-cell office:value-type="float" office:value="240000">
                <text:p>240000</text:p>
              </table:table-cell>
              <table:table-cell office:value-type="float" office:value="245015">
                <text:p>245015</text:p>
              </table:table-cell>
              <table:table-cell office:value-type="float" office:value="250015">
                <text:p>250015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15">
                <text:p>285015</text:p>
              </table:table-cell>
              <table:table-cell office:value-type="float" office:value="290015">
                <text:p>290015</text:p>
              </table:table-cell>
              <table:table-cell office:value-type="float" office:value="295015">
                <text:p>295015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314.42808053737">
                <text:p>1314.42808053737</text:p>
              </table:table-cell>
              <table:table-cell office:value-type="float" office:value="1286.80538525232">
                <text:p>1286.80538525232</text:p>
              </table:table-cell>
              <table:table-cell office:value-type="float" office:value="1256.65543647717">
                <text:p>1256.65543647717</text:p>
              </table:table-cell>
              <table:table-cell office:value-type="float" office:value="1218.39806983062">
                <text:p>1218.39806983062</text:p>
              </table:table-cell>
              <table:table-cell office:value-type="float" office:value="1181.20112898195">
                <text:p>1181.20112898195</text:p>
              </table:table-cell>
              <table:table-cell office:value-type="float" office:value="1181.20112898195">
                <text:p>1181.20112898195</text:p>
              </table:table-cell>
              <table:table-cell office:value-type="float" office:value="1181.20112898195">
                <text:p>1181.20112898195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  <table:table-cell office:value-type="float" office:value="1147.00597518077">
                <text:p>1147.0059751807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